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style mathvariant="bold">
              <mi>E</mi>
            </mstyle>
            <mrow>
              <mo fence="true" stretchy="false">(</mo>
              <mrow>
                <mstyle mathvariant="bold">
                  <mi>r</mi>
                </mstyle>
              </mrow>
              <mo fence="true" stretchy="false">)</mo>
            </mrow>
            <mrow>
              <mspace width="0.5em"/>
              <mo stretchy="false">=</mo>
              <mspace width="0.5em"/>
            </mrow>
            <msub>
              <mstyle mathvariant="bold">
                <mi>e</mi>
              </mstyle>
              <mi>r</mi>
            </msub>
            <mfrac>
              <mn>1</mn>
              <mrow>
                <mn>4</mn>
                <mi mathvariant="normal">π</mi>
                <msub>
                  <mi mathvariant="normal">ε</mi>
                  <mn>0</mn>
                </msub>
              </mrow>
            </mfrac>
            <mrow>
              <mo fence="true" stretchy="true">{</mo>
              <mrow>
                <mtable>
                  <mtr>
                    <mtd>
                      <mrow>
                        <mspace width="2em"/>
                        <mfrac>
                          <mi>Q</mi>
                          <msup>
                            <mi>r</mi>
                            <mn>2</mn>
                          </msup>
                        </mfrac>
                        <mspace width="5em"/>
                        <mtext> für </mtext>
                        <mrow>
                          <mi>r</mi>
                          <mo stretchy="false">&gt;</mo>
                          <mi>R</mi>
                        </mrow>
                      </mrow>
                    </mtd>
                  </mtr>
                  <mtr>
                    <mtd>
                      <mrow>
                        <mfrac>
                          <mrow>
                            <mi>Q</mi>
                            <mrow>
                              <mo fence="true" stretchy="false">(</mo>
                              <mrow>
                                <mi>r</mi>
                              </mrow>
                              <mo fence="true" stretchy="false">)</mo>
                            </mrow>
                          </mrow>
                          <msup>
                            <mi>r</mi>
                            <mn>2</mn>
                          </msup>
                        </mfrac>
                        <mspace width="2em"/>
                        <mtext> für </mtext>
                        <mrow>
                          <mi>r</mi>
                          <mo stretchy="false">≤</mo>
                          <mi>R</mi>
                        </mrow>
                      </mrow>
                    </mtd>
                  </mtr>
                </mtable>
              </mrow>
            </mrow>
          </mrow>
        </mtd>
      </mtr>
      <mtr>
        <mtd>
          <mrow/>
        </mtd>
      </mtr>
      <mtr>
        <mtd>
          <mrow>
            <mi>Q</mi>
            <mrow>
              <mo fence="true" stretchy="false">(</mo>
              <mrow>
                <mi>r</mi>
              </mrow>
              <mo fence="true" stretchy="false">)</mo>
            </mrow>
            <mrow>
              <mspace width="0.5em"/>
              <mo stretchy="false">=</mo>
              <mspace width="0.5em"/>
            </mrow>
            <mi>Q</mi>
            <mfrac>
              <msup>
                <mi>r</mi>
                <mn>3</mn>
              </msup>
              <msup>
                <mi>R</mi>
                <mn>3</mn>
              </msup>
            </mfrac>
            <mrow>
              <mspace width="0.5em"/>
              <mo stretchy="false">=</mo>
              <mspace width="0.5em"/>
            </mrow>
            <msub>
              <mi mathvariant="normal">ρ</mi>
              <mn>0</mn>
            </msub>
            <mfrac>
              <mrow>
                <mn>4</mn>
                <mi mathvariant="normal">π</mi>
              </mrow>
              <mn>3</mn>
            </mfrac>
            <msup>
              <mi>r</mi>
              <mn>3</mn>
            </msup>
            <mspace width="4em"/>
            <mrow>
              <mo fence="true" stretchy="false">(</mo>
              <mrow>
                <mrow>
                  <mi>r</mi>
                  <mo stretchy="false">≤</mo>
                  <mi>R</mi>
                </mrow>
              </mrow>
              <mo fence="true" stretchy="false">)</mo>
            </mrow>
          </mrow>
        </mtd>
      </mtr>
    </mtable>
    <annotation encoding="StarMath 5.0">bold E ( bold r ) `=` {bold e} _r 1 over { 4 %pi %varepsilon _0 } left lbrace alignl binom{~ {alignc Q over r^2 } ~~`` " für " r &gt; R} {{alignc {Q(r)} over r^2 } ~ " für " r &lt;= R} right none newline newline
Q( r ) `=` Q r^3 over R^3 `=` %rho _0 { 4 %pi } over 3 r^3 ~~ ( r &lt;= R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09:39:22.126000000</meta:creation-date>
    <meta:generator>LibreOffice/4.2.4.2$Windows_x86 LibreOffice_project/63150712c6d317d27ce2db16eb94c2f3d7b699f8</meta:generator>
  </office:meta>
</office:document-meta>
</file>